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8pt" fo:font-weight="bold" officeooo:rsid="00168b26" officeooo:paragraph-rsid="00168b26" style:font-size-asian="8pt" style:font-weight-asian="bold" style:font-size-complex="8pt" style:font-weight-complex="bold"/>
    </style:style>
    <style:style style:name="P2" style:family="paragraph" style:parent-style-name="Preformatted_20_Text">
      <style:text-properties fo:font-size="8pt" fo:font-weight="bold" officeooo:rsid="001811c5" officeooo:paragraph-rsid="001811c5" style:font-size-asian="8pt" style:font-weight-asian="bold" style:font-size-complex="8pt" style:font-weight-complex="bold"/>
    </style:style>
    <style:style style:name="P3" style:family="paragraph" style:parent-style-name="Preformatted_20_Text">
      <style:text-properties fo:font-size="8pt" fo:font-weight="bold" officeooo:rsid="00211bf5" officeooo:paragraph-rsid="00211bf5" style:font-size-asian="8pt" style:font-weight-asian="bold" style:font-size-complex="8pt" style:font-weight-complex="bold"/>
    </style:style>
    <style:style style:name="P4" style:family="paragraph" style:parent-style-name="Preformatted_20_Text">
      <style:text-properties fo:font-size="8pt" fo:font-weight="bold" officeooo:rsid="0034b1d7" officeooo:paragraph-rsid="0034b1d7" style:font-size-asian="8pt" style:font-weight-asian="bold" style:font-size-complex="8pt" style:font-weight-complex="bold"/>
    </style:style>
    <style:style style:name="P5" style:family="paragraph" style:parent-style-name="Preformatted_20_Text">
      <style:text-properties fo:font-size="8pt" officeooo:rsid="00168b26" officeooo:paragraph-rsid="00168b26" style:font-size-asian="8pt" style:font-size-complex="8pt"/>
    </style:style>
    <style:style style:name="P6" style:family="paragraph" style:parent-style-name="Preformatted_20_Text">
      <style:text-properties fo:font-size="8pt" officeooo:rsid="00168b26" officeooo:paragraph-rsid="0025e645" style:font-size-asian="8pt" style:font-size-complex="8pt"/>
    </style:style>
    <style:style style:name="P7" style:family="paragraph" style:parent-style-name="Preformatted_20_Text">
      <style:text-properties fo:font-size="8pt" officeooo:rsid="001811c5" officeooo:paragraph-rsid="001811c5" style:font-size-asian="8pt" style:font-size-complex="8pt"/>
    </style:style>
    <style:style style:name="P8" style:family="paragraph" style:parent-style-name="Preformatted_20_Text">
      <style:text-properties fo:font-size="8pt" officeooo:rsid="001811c5" officeooo:paragraph-rsid="001fb379" style:font-size-asian="8pt" style:font-size-complex="8pt"/>
    </style:style>
    <style:style style:name="P9" style:family="paragraph" style:parent-style-name="Preformatted_20_Text">
      <style:text-properties fo:font-size="8pt" officeooo:rsid="001fb379" officeooo:paragraph-rsid="001fb379" style:font-size-asian="8pt" style:font-size-complex="8pt"/>
    </style:style>
    <style:style style:name="P10" style:family="paragraph" style:parent-style-name="Preformatted_20_Text">
      <style:text-properties fo:font-size="8pt" officeooo:rsid="00211bf5" officeooo:paragraph-rsid="00211bf5" style:font-size-asian="8pt" style:font-size-complex="8pt"/>
    </style:style>
    <style:style style:name="P11" style:family="paragraph" style:parent-style-name="Preformatted_20_Text">
      <style:text-properties fo:font-size="8pt" officeooo:rsid="0025c2a4" officeooo:paragraph-rsid="0025c2a4" style:font-size-asian="8pt" style:font-size-complex="8pt"/>
    </style:style>
    <style:style style:name="P12" style:family="paragraph" style:parent-style-name="Preformatted_20_Text">
      <style:text-properties fo:font-size="8pt" officeooo:rsid="00168b26" officeooo:paragraph-rsid="00168b26" fo:background-color="#dddddd" style:font-size-asian="8pt" style:font-size-complex="8pt"/>
    </style:style>
    <style:style style:name="P13" style:family="paragraph" style:parent-style-name="Preformatted_20_Text">
      <style:text-properties fo:font-size="8pt" officeooo:rsid="001fb379" officeooo:paragraph-rsid="001fb379" fo:background-color="#dddddd" style:font-size-asian="8pt" style:font-size-complex="8pt"/>
    </style:style>
    <style:style style:name="P14" style:family="paragraph" style:parent-style-name="Preformatted_20_Text">
      <style:text-properties fo:font-size="8pt" fo:font-weight="normal" officeooo:rsid="00211bf5" officeooo:paragraph-rsid="00211bf5" style:font-size-asian="8pt" style:font-weight-asian="normal" style:font-size-complex="8pt" style:font-weight-complex="normal"/>
    </style:style>
    <style:style style:name="P15" style:family="paragraph" style:parent-style-name="Preformatted_20_Text">
      <style:text-properties style:font-name="Liberation Mono" fo:font-size="8pt" fo:font-weight="bold" officeooo:rsid="00211bf5" officeooo:paragraph-rsid="0034b1d7" style:font-name-asian="Droid Sans Fallback1" style:font-size-asian="8pt" style:font-weight-asian="bold" style:font-name-complex="Liberation Mono" style:font-size-complex="8pt" style:font-weight-complex="bold"/>
    </style:style>
    <style:style style:name="P16" style:family="paragraph" style:parent-style-name="Preformatted_20_Text">
      <style:text-properties style:font-name="Liberation Mono" fo:font-size="8pt" fo:font-weight="normal" officeooo:rsid="00211bf5" officeooo:paragraph-rsid="0034b1d7" style:font-name-asian="Droid Sans Fallback1" style:font-size-asian="8pt" style:font-weight-asian="normal" style:font-name-complex="Liberation Mono" style:font-size-complex="8pt" style:font-weight-complex="normal"/>
    </style:style>
    <style:style style:name="P17" style:family="paragraph" style:parent-style-name="Preformatted_20_Text">
      <style:text-properties style:font-name="Liberation Mono" fo:font-size="8pt" fo:font-weight="normal" officeooo:rsid="00211bf5" officeooo:paragraph-rsid="00364d7f" style:font-name-asian="Droid Sans Fallback1" style:font-size-asian="8pt" style:font-weight-asian="normal" style:font-name-complex="Liberation Mono" style:font-size-complex="8pt" style:font-weight-complex="normal"/>
    </style:style>
    <style:style style:name="P18" style:family="paragraph" style:parent-style-name="Preformatted_20_Text">
      <style:text-properties fo:font-size="8pt" fo:font-weight="bold" officeooo:rsid="00168b26" officeooo:paragraph-rsid="00168b26" style:font-size-asian="8pt" style:font-weight-asian="bold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8pt" fo:font-weight="bold" officeooo:rsid="00168b26" officeooo:paragraph-rsid="00168b26" style:font-size-asian="8pt" style:font-weight-asian="bold" style:font-size-complex="8pt" style:font-weight-complex="bold"/>
    </style:style>
    <style:style style:name="T1" style:family="text">
      <style:text-properties officeooo:rsid="00199048"/>
    </style:style>
    <style:style style:name="T2" style:family="text">
      <style:text-properties officeooo:rsid="001c6281"/>
    </style:style>
    <style:style style:name="T3" style:family="text">
      <style:text-properties officeooo:rsid="001dd6c1"/>
    </style:style>
    <style:style style:name="T4" style:family="text">
      <style:text-properties officeooo:rsid="001eb33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" fo:font-weight="bold" style:font-name-asian="Droid Sans Fallback1" style:font-weight-asian="bold" style:font-name-complex="Liberation Mono" style:font-weight-complex="bold"/>
    </style:style>
    <style:style style:name="T7" style:family="text">
      <style:text-properties style:font-name="Liberation Mono" fo:font-weight="normal" style:font-name-asian="Droid Sans Fallback1" style:font-weight-asian="normal" style:font-name-complex="Liberation Mono" style:font-weight-complex="normal"/>
    </style:style>
    <style:style style:name="T8" style:family="text">
      <style:text-properties officeooo:rsid="00246414"/>
    </style:style>
    <style:style style:name="T9" style:family="text">
      <style:text-properties officeooo:rsid="00284e7d"/>
    </style:style>
    <style:style style:name="T10" style:family="text">
      <style:text-properties officeooo:rsid="002b31d9"/>
    </style:style>
    <style:style style:name="T11" style:family="text">
      <style:text-properties officeooo:rsid="002e11af"/>
    </style:style>
    <style:style style:name="T12" style:family="text">
      <style:text-properties officeooo:rsid="002f3182"/>
    </style:style>
    <style:style style:name="T13" style:family="text">
      <style:text-properties officeooo:rsid="00316693"/>
    </style:style>
    <style:style style:name="T14" style:family="text">
      <style:text-properties officeooo:rsid="00364d7f"/>
    </style:style>
    <style:style style:name="T15" style:family="text">
      <style:text-properties officeooo:rsid="00383b5c"/>
    </style:style>
    <style:style style:name="T16" style:family="text">
      <style:text-properties officeooo:rsid="0038f820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/><text:span text:style-name="T16">A Guide to install certificates in jvm</text:span></text:p>
      <text:p text:style-name="P1"/>
      <text:p text:style-name="P1"/>
      <text:p text:style-name="P1"/>
      <text:p text:style-name="P1">Step 1:</text:p>
      <text:p text:style-name="P5"/>
      <text:p text:style-name="P5">Open the ssl connection to Mgage<text:span text:style-name="T16">(an SMS gateway provider, here taken as an example)</text:span>, <text:span text:style-name="T2">use the following command.</text:span></text:p>
      <text:p text:style-name="P5"/>
      <text:p text:style-name="P12">openssl s_client -connect luna.a2wi.co.in:443</text:p>
      <text:p text:style-name="P5"/>
      <text:p text:style-name="P1">Step 2:</text:p>
      <text:p text:style-name="P5"/>
      <text:p text:style-name="P6"><text:span text:style-name="T3">Find the line that says server certificate and</text:span> <text:span text:style-name="T1">copy the content from beginning of </text:span>-----BEGIN CERTIFICATE----- <text:span text:style-name="T4">to the end of </text:span>-----END CERTIFICATE----- <text:span text:style-name="T8">to a newly created file &lt;file-name.pem&gt; for example mgage.pem </text:span></text:p>
      <text:p text:style-name="P11"/>
      <text:p text:style-name="P2">Step 3:</text:p>
      <text:p text:style-name="P7"/>
      <text:p text:style-name="P9">All the certificates that are trusted are stored in cacerts file. <text:span text:style-name="T10">It</text:span> can be found in your JDK's jdk/jre/lib/security folder. <text:span text:style-name="T12">To a</text:span>dd the certificate that was created <text:span text:style-name="T11">in the previous step,</text:span> use the following command.</text:p>
      <text:p text:style-name="P9"/>
      <text:p text:style-name="P13">Keytool -keystore &lt;cacerts-file&gt; -importcert -alias &lt;alias-name&gt; -file &lt;certificate-name&gt;</text:p>
      <text:p text:style-name="P9"/>
      <text:p text:style-name="P9"><text:span text:style-name="T9">For example</text:span>:</text:p>
      <text:p text:style-name="P9"/>
      <text:p text:style-name="P9"><text:span text:style-name="T17">cacerts-file</text:span><text:span text:style-name="T5">:</text:span> $JAVA_HOME/jre/lib/security/cacerts <text:s/>($JAVA_HOME must be set for this to work).</text:p>
      <text:p text:style-name="P9"/>
      <text:p text:style-name="P9"><text:span text:style-name="T7">alias</text:span><text:span text:style-name="T6">:</text:span> mgage (Could be any name you choose to give).</text:p>
      <text:p text:style-name="P9"/>
      <text:p text:style-name="P9"><text:span text:style-name="T7">filename</text:span><text:span text:style-name="T6">:</text:span> mgage.pem (certificate name)</text:p>
      <text:p text:style-name="P8"/>
      <text:p text:style-name="P3">Step 4: </text:p>
      <text:p text:style-name="P14"/>
      <text:p text:style-name="P17">It will ask for <text:span text:style-name="T16">the </text:span>keystore password. <text:span text:style-name="T16">B</text:span>y default the password is <text:span text:style-name="T5">changeit</text:span>. </text:p>
      <text:p text:style-name="P17"/>
      <text:p text:style-name="P17">After entering the password a final confirmation will be shown for example. </text:p>
      <text:p text:style-name="P16"><text:span text:style-name="T5">Trust this certificate? [no]: </text:span><text:s/></text:p>
      <text:p text:style-name="P16"/>
      <text:p text:style-name="P16"><text:span text:style-name="T14">E</text:span>nter yes and you should see the following <text:span text:style-name="T15">confirmation</text:span></text:p>
      <text:p text:style-name="P15">Certificate was added to keystore </text:p>
      <text:p text:style-name="P4"/>
      <text:p text:style-name="P4">Step 5:</text:p>
      <text:p text:style-name="P10"/>
      <text:p text:style-name="P10">Restart <text:span text:style-name="T16">your server (which will use the JVM that we configured above)</text:span> for it <text:span text:style-name="T13">to</text:span> read the new changes done to the cacerts file.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13:53:42.833846079</dc:date>
    <meta:generator>LibreOffice/4.2.8.2$Linux_X86_64 LibreOffice_project/420m0$Build-2</meta:generator>
    <meta:editing-duration>PT30M35S</meta:editing-duration>
    <meta:editing-cycles>32</meta:editing-cycles>
    <meta:document-statistic meta:table-count="0" meta:image-count="0" meta:object-count="0" meta:page-count="1" meta:paragraph-count="21" meta:word-count="208" meta:character-count="1338" meta:non-whitespace-character-count="1144"/>
  </office:meta>
</office:document-meta>
</file>